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729fcf" draw:textarea-horizontal-align="justify" draw:textarea-vertical-align="middle" draw:auto-grow-height="false" fo:min-height="0.95cm" fo:min-width="25.44cm"/>
      <style:paragraph-properties style:writing-mode="lr-tb"/>
    </style:style>
    <style:style style:name="gr2" style:family="graphic" style:parent-style-name="standard">
      <style:graphic-properties svg:stroke-color="#3465a4" draw:fill-color="#729fcf" draw:textarea-horizontal-align="justify" draw:textarea-vertical-align="middle" draw:auto-grow-height="false" fo:min-height="14.65cm" fo:min-width="9.5cm"/>
      <style:paragraph-properties style:writing-mode="lr-tb"/>
    </style:style>
    <style:style style:name="gr3" style:family="graphic" style:parent-style-name="standard">
      <style:graphic-properties svg:stroke-color="#3465a4" draw:fill-color="#729fcf" draw:textarea-horizontal-align="justify" draw:textarea-vertical-align="middle" draw:auto-grow-height="false" fo:min-height="6.65cm" fo:min-width="12.4cm"/>
      <style:paragraph-properties style:writing-mode="lr-tb"/>
    </style:style>
    <style:style style:name="gr4" style:family="graphic" style:parent-style-name="standard">
      <style:graphic-properties svg:stroke-color="#3465a4" draw:fill-color="#729fcf" draw:textarea-horizontal-align="justify" draw:textarea-vertical-align="middle" draw:auto-grow-height="false" fo:min-height="6.75cm" fo:min-width="12.5cm"/>
      <style:paragraph-properties style:writing-mode="lr-tb"/>
    </style:style>
    <style:style style:name="gr5" style:family="graphic" style:parent-style-name="standard">
      <style:graphic-properties svg:stroke-color="#3465a4" draw:fill-color="#729fcf" draw:textarea-horizontal-align="justify" draw:textarea-vertical-align="middle" draw:auto-grow-height="false" fo:min-height="1.05cm" fo:min-width="25.44cm"/>
      <style:paragraph-properties style:writing-mode="lr-tb"/>
    </style:style>
    <style:style style:name="gr6" style:family="graphic" style:parent-style-name="standard">
      <style:graphic-properties svg:stroke-color="#3465a4" draw:fill-color="#729fcf" draw:textarea-horizontal-align="justify" draw:textarea-vertical-align="middle" draw:auto-grow-height="false" fo:min-height="2.65cm" fo:min-width="15.5cm"/>
      <style:paragraph-properties style:writing-mode="lr-tb"/>
    </style:style>
    <style:style style:name="gr7" style:family="graphic" style:parent-style-name="standard">
      <style:graphic-properties svg:stroke-color="#3465a4" draw:fill-color="#729fcf" draw:textarea-horizontal-align="justify" draw:textarea-vertical-align="middle" draw:auto-grow-height="false" fo:min-height="16.65cm" fo:min-width="8.34cm"/>
      <style:paragraph-properties style:writing-mode="lr-tb"/>
    </style:style>
    <style:style style:name="gr8" style:family="graphic" style:parent-style-name="standard">
      <style:graphic-properties svg:stroke-color="#3465a4" draw:fill-color="#729fcf" draw:textarea-horizontal-align="justify" draw:textarea-vertical-align="middle" draw:auto-grow-height="false" fo:min-height="0.744cm" fo:min-width="1.194cm"/>
    </style:style>
    <style:style style:name="gr9" style:family="graphic" style:parent-style-name="standard">
      <style:graphic-properties svg:stroke-color="#3465a4" draw:fill-color="#729fcf" draw:textarea-horizontal-align="justify" draw:textarea-vertical-align="middle" draw:auto-grow-height="false" fo:min-height="1.45cm" fo:min-width="6.5cm"/>
      <style:paragraph-properties style:writing-mode="lr-tb"/>
    </style:style>
    <style:style style:name="gr10" style:family="graphic" style:parent-style-name="standard">
      <style:graphic-properties svg:stroke-color="#3465a4" draw:fill-color="#729fcf" draw:textarea-horizontal-align="justify" draw:textarea-vertical-align="middle" draw:auto-grow-height="false" fo:min-height="6.75cm" fo:min-width="23.4cm"/>
      <style:paragraph-properties style:writing-mode="lr-tb"/>
    </style:style>
    <style:style style:name="gr11" style:family="graphic" style:parent-style-name="standard">
      <style:graphic-properties svg:stroke-color="#3465a4" draw:fill-color="#729fcf" draw:textarea-horizontal-align="justify" draw:textarea-vertical-align="middle" draw:auto-grow-height="false" fo:min-height="0.75cm" fo:min-width="23.3cm"/>
      <style:paragraph-properties style:writing-mode="lr-tb"/>
    </style:style>
    <style:style style:name="gr12" style:family="graphic" style:parent-style-name="standard">
      <style:graphic-properties svg:stroke-color="#3465a4" draw:fill-color="#729fcf" draw:textarea-horizontal-align="justify" draw:textarea-vertical-align="middle" draw:auto-grow-height="false" fo:min-height="0.45cm" fo:min-width="2.2cm"/>
      <style:paragraph-properties style:writing-mode="lr-tb"/>
    </style:style>
    <style:style style:name="gr13" style:family="graphic" style:parent-style-name="standard">
      <style:graphic-properties svg:stroke-color="#3465a4" draw:fill-color="#729fcf" draw:textarea-horizontal-align="justify" draw:textarea-vertical-align="middle" draw:auto-grow-height="false" fo:min-height="0.45cm" fo:min-width="3.5cm"/>
      <style:paragraph-properties style:writing-mode="lr-tb"/>
    </style:style>
    <style:style style:name="gr14" style:family="graphic" style:parent-style-name="standard">
      <style:graphic-properties svg:stroke-color="#3465a4" draw:fill-color="#729fcf" draw:textarea-horizontal-align="justify" draw:textarea-vertical-align="middle" draw:auto-grow-height="false" fo:min-height="0.45cm" fo:min-width="3.6cm"/>
      <style:paragraph-properties style:writing-mode="lr-tb"/>
    </style:style>
    <style:style style:name="gr15" style:family="graphic" style:parent-style-name="standard">
      <style:graphic-properties svg:stroke-color="#3465a4" draw:fill-color="#729fcf" draw:textarea-horizontal-align="justify" draw:textarea-vertical-align="middle" draw:auto-grow-height="false" fo:min-height="0.45cm" fo:min-width="3.1cm"/>
      <style:paragraph-properties style:writing-mode="lr-tb"/>
    </style:style>
    <style:style style:name="gr16" style:family="graphic" style:parent-style-name="standard">
      <style:graphic-properties svg:stroke-color="#3465a4" draw:fill-color="#729fcf" draw:textarea-horizontal-align="justify" draw:textarea-vertical-align="middle" draw:auto-grow-height="false" fo:min-height="4.85cm" fo:min-width="23.4cm"/>
      <style:paragraph-properties style:writing-mode="lr-tb"/>
    </style:style>
    <style:style style:name="gr17" style:family="graphic" style:parent-style-name="standard">
      <style:graphic-properties svg:stroke-color="#3465a4" draw:fill-color="#729fcf" draw:textarea-horizontal-align="justify" draw:textarea-vertical-align="middle" draw:auto-grow-height="false" fo:min-height="0.75cm" fo:min-width="23.4cm"/>
      <style:paragraph-properties style:writing-mode="lr-tb"/>
    </style:style>
    <style:style style:name="gr18" style:family="graphic" style:parent-style-name="standard">
      <style:graphic-properties svg:stroke-color="#3465a4" draw:fill-color="#729fcf" draw:textarea-horizontal-align="justify" draw:textarea-vertical-align="middle" draw:auto-grow-height="false" fo:min-height="16.65cm" fo:min-width="10.3cm"/>
      <style:paragraph-properties style:writing-mode="lr-tb"/>
    </style:style>
    <style:style style:name="gr19" style:family="graphic" style:parent-style-name="standard">
      <style:graphic-properties svg:stroke-color="#3465a4" draw:fill-color="#729fcf" draw:textarea-horizontal-align="justify" draw:textarea-vertical-align="middle" draw:auto-grow-height="false" fo:min-height="16.65cm" fo:min-width="10.4cm"/>
      <style:paragraph-properties style:writing-mode="lr-tb"/>
    </style:style>
    <style:style style:name="gr20" style:family="graphic" style:parent-style-name="standard">
      <style:graphic-properties svg:stroke-color="#3465a4" draw:fill-color="#729fcf" draw:textarea-horizontal-align="justify" draw:textarea-vertical-align="middle" draw:auto-grow-height="false" fo:min-height="7.75cm" fo:min-width="10.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94cm" svg:height="1.2cm" svg:x="1cm" svg:y="1.1cm">
          <text:p text:style-name="P1">NAVBAR (Home Page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cm" svg:height="14.9cm" svg:x="2cm" svg:y="3.1cm">
          <text:p text:style-name="P1">President’s Blog</text:p>
          <text:p text:style-name="P1">Updatable if logged in</text:p>
          <text:p text:style-name="P1">As EC / DI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9cm" svg:height="6.9cm" svg:x="13cm" svg:y="3.1cm">
          <text:p text:style-name="P1">Scrolling news &amp; Announcements</text:p>
          <text:p text:style-name="P1">Clicking the box will take the user</text:p>
          <text:p text:style-name="P1">To the News pag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cm" svg:height="7cm" svg:x="13cm" svg:y="11cm">
          <text:p text:style-name="P1">Upcoming Events</text:p>
          <text:p text:style-name="P1">Clicking on the box will take the user</text:p>
          <text:p text:style-name="P1">To the events pag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94cm" svg:height="1.3cm" svg:x="1cm" svg:y="19.1cm">
          <text:p text:style-name="P1">Footer Bar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25.94cm" svg:height="1.2cm" svg:x="1cm" svg:y="1.1cm">
          <text:p text:style-name="P1">NAVBAR (About Us Page)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6cm" svg:height="2.9cm" svg:x="1cm" svg:y="3.1cm">
          <text:p text:style-name="P1">Who We Ar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6cm" svg:height="2.9cm" svg:x="1cm" svg:y="10cm">
          <text:p text:style-name="P1">Our Visio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6cm" svg:height="2.9cm" svg:x="1cm" svg:y="6.5cm">
          <text:p text:style-name="P1">Our Continuing Mission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84cm" svg:height="16.9cm" svg:x="18.1cm" svg:y="3.1cm">
          <text:p text:style-name="P1">Our Team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8cm" svg:height="1.1cm" svg:x="18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8cm" svg:height="1.1cm" svg:x="21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8cm" svg:height="1.1cm" svg:x="24.3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8cm" svg:height="1.1cm" svg:x="18.5cm" svg:y="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8cm" svg:height="1.1cm" svg:x="21.5cm" svg:y="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8cm" svg:height="1.1cm" svg:x="24.3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8cm" svg:height="1.1cm" svg:x="21.6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8cm" svg:height="1.1cm" svg:x="18.6cm" svg:y="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8cm" svg:height="1.1cm" svg:x="24.3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8cm" svg:height="1.1cm" svg:x="18.6cm" svg:y="1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8cm" svg:height="1.1cm" svg:x="21.6cm" svg:y="1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6cm" svg:height="2.9cm" svg:x="1cm" svg:y="13.4cm">
          <text:p text:style-name="P1">Womens Group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6cm" svg:height="2.9cm" svg:x="1cm" svg:y="16.9cm">
          <text:p text:style-name="P1">Young Jains Of Calgary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8cm" svg:height="1.1cm" svg:x="24.3cm" svg:y="1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8cm" svg:height="1.1cm" svg:x="18.7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8cm" svg:height="1.1cm" svg:x="21.5cm" svg:y="1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8cm" svg:height="1.1cm" svg:x="24.3cm" svg:y="1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7cm" svg:height="1.7cm" svg:x="19cm" svg:y="16.4cm">
          <text:p text:style-name="P1">Past BOD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2" draw:layer="layout" svg:width="25.94cm" svg:height="1.2cm" svg:x="1cm" svg:y="1.1cm">
          <text:p text:style-name="P1">NAVBAR (Events Page)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3.9cm" svg:height="7cm" svg:x="2cm" svg:y="4.1cm">
          <text:p text:style-name="P1">Clicking the RSVP button will show a pop-up box with the users family</text:p>
          <text:p text:style-name="P1">Members which he can select / unselect</text:p>
          <text:p text:style-name="P1">Add guests too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3.8cm" svg:height="1cm" svg:x="2.1cm" svg:y="3.1cm">
          <text:p text:style-name="P1">Events Page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7cm" svg:height="0.7cm" svg:x="2cm" svg:y="4.2cm">
          <text:p text:style-name="P1">Date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cm" svg:height="0.7cm" svg:x="10.1cm" svg:y="4.2cm">
          <text:p text:style-name="P1">Titl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1cm" svg:height="0.7cm" svg:x="14.1cm" svg:y="4.2cm">
          <text:p text:style-name="P1">Description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cm" svg:height="0.7cm" svg:x="18.2cm" svg:y="4.2cm">
          <text:p text:style-name="P1">Venue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7cm" svg:height="0.7cm" svg:x="4.7cm" svg:y="4.2cm">
          <text:p text:style-name="P1">FromTime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7cm" svg:height="0.7cm" svg:x="7.4cm" svg:y="4.2cm">
          <text:p text:style-name="P1">ToTime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6cm" svg:height="0.7cm" svg:x="22.2cm" svg:y="4.2cm">
          <text:p text:style-name="P1">RSVP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3.9cm" svg:height="5.1cm" svg:x="2cm" svg:y="14cm">
          <text:p text:style-name="P1">This box will be shown only for EC / DIR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3.9cm" svg:height="1cm" svg:x="2cm" svg:y="13cm">
          <text:p text:style-name="P1">ADD / UPDATE EVENT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3.9cm" svg:height="1cm" svg:x="2cm" svg:y="3.1cm">
          <text:p text:style-name="P1">Events Page (Active &amp; Upcoming Events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7cm" svg:height="0.7cm" svg:x="2cm" svg:y="14cm">
          <text:p text:style-name="P1">Date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cm" svg:height="0.7cm" svg:x="10.1cm" svg:y="14cm">
          <text:p text:style-name="P1">Titl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1cm" svg:height="0.7cm" svg:x="14.1cm" svg:y="14cm">
          <text:p text:style-name="P1">Description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cm" svg:height="0.7cm" svg:x="18.2cm" svg:y="14cm">
          <text:p text:style-name="P1">Venue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7cm" svg:height="0.7cm" svg:x="4.7cm" svg:y="14cm">
          <text:p text:style-name="P1">From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7cm" svg:height="0.7cm" svg:x="7.4cm" svg:y="14cm">
          <text:p text:style-name="P1">To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6cm" svg:height="0.7cm" svg:x="22.2cm" svg:y="14cm">
          <text:p text:style-name="P1">RSVP ?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2" draw:layer="layout" svg:width="25.94cm" svg:height="1.2cm" svg:x="1cm" svg:y="1.1cm">
          <text:p text:style-name="P1">NAVBAR (News Page)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0.8cm" svg:height="16.9cm" svg:x="2.1cm" svg:y="3.1cm">
          <text:p text:style-name="P1">News Letters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0.9cm" svg:height="16.9cm" svg:x="15.1cm" svg:y="3.1cm">
          <text:p text:style-name="P1">Detailed News &amp; Announcements</text:p>
          <text:p text:style-name="P1">Scrollable</text:p>
          <text:p text:style-name="P1">Limited to 10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2" draw:layer="layout" svg:width="25.94cm" svg:height="1.2cm" svg:x="1cm" svg:y="1.1cm">
          <text:p text:style-name="P1">NAVBAR (Resources Page)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0.9cm" svg:height="8cm" svg:x="2cm" svg:y="12cm">
          <text:p text:style-name="P1">Audio?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0.9cm" svg:height="8cm" svg:x="15.1cm" svg:y="3cm">
          <text:p text:style-name="P1">Links to Literature stored in DB</text:p>
          <text:p text:style-name="P1">Facility to add new literature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0.9cm" svg:height="8cm" svg:x="2cm" svg:y="3cm">
          <text:p text:style-name="P1">Links to other websites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0.9cm" svg:height="8cm" svg:x="15cm" svg:y="11.9cm">
          <text:p text:style-name="P1">???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17:08:36.516035583</meta:creation-date>
    <dc:date>2021-02-05T17:50:46.989479240</dc:date>
    <meta:editing-duration>PT31M54S</meta:editing-duration>
    <meta:editing-cycles>10</meta:editing-cycles>
    <meta:generator>LibreOffice/6.4.6.2$Linux_X86_64 LibreOffice_project/40$Build-2</meta:generator>
    <meta:document-statistic meta:object-count="56"/>
  </office:meta>
</office:document-meta>
</file>